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4" style:family="table-cell" style:parent-style-name="Default">
      <style:table-cell-properties fo:border-bottom="none" fo:border-left="0.74pt solid #000000" fo:border-right="0.74pt solid #000000" fo:border-top="0.74pt solid #000000"/>
      <style:text-properties fo:font-size="16pt" style:font-size-asian="16pt" style:font-size-complex="16pt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13pt" style:font-size-asian="13pt" style:font-size-complex="13pt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13pt" style:font-size-asian="13pt" style:font-size-complex="13pt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13pt" style:font-size-asian="13pt" style:font-size-complex="13pt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font-size="16pt" style:font-size-asian="16pt" style:font-size-complex="16pt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6pt" style:font-size-asian="16pt" style:font-size-complex="16pt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3pt" style:font-size-asian="13pt" style:font-size-complex="13pt"/>
    </style:style>
    <style:style style:name="ce11" style:family="table-cell" style:parent-style-name="Default">
      <style:table-cell-properties fo:border-bottom="none" fo:border-left="0.74pt solid #000000" fo:border-right="none" fo:border-top="0.74pt solid #000000"/>
    </style:style>
    <style:style style:name="ce12" style:family="table-cell" style:parent-style-name="Default">
      <style:table-cell-properties fo:border-bottom="none" fo:border-left="0.74pt solid #000000" fo:border-right="none" fo:border-top="none"/>
    </style:style>
    <style:style style:name="ce13" style:family="table-cell" style:parent-style-name="Default">
      <style:table-cell-properties fo:border-bottom="0.74pt solid #000000" fo:border-left="0.74pt solid #000000" fo:border-right="none" fo:border-top="none"/>
    </style:style>
    <style:style style:name="ce14" style:family="table-cell" style:parent-style-name="Default">
      <style:table-cell-properties fo:border-bottom="0.74pt solid #000000" fo:border-left="none" fo:border-right="none" fo:border-top="0.74pt solid #000000"/>
    </style:style>
    <style:style style:name="ce15" style:family="table-cell" style:parent-style-name="Default">
      <style:table-cell-properties fo:border="0.74pt solid #000000"/>
    </style:style>
    <style:style style:name="ce16" style:family="table-cell" style:parent-style-name="Default">
      <style:table-cell-properties fo:border-bottom="none" fo:border-left="none" fo:border-right="none" fo:border-top="0.74pt solid #000000"/>
    </style:style>
    <style:style style:name="ce17" style:family="table-cell" style:parent-style-name="Default">
      <style:table-cell-properties fo:border-bottom="0.74pt solid #000000" fo:border-left="none" fo:border-right="none" fo:border-top="none"/>
    </style:style>
    <style:style style:name="ce38" style:family="table-cell" style:parent-style-name="Default" style:data-style-name="N81"/>
    <style:style style:name="ce18" style:family="table-cell" style:parent-style-name="Default" style:data-style-name="N81">
      <style:table-cell-properties fo:border-bottom="0.74pt solid #000000" fo:border-left="none" fo:border-right="none" fo:border-top="none"/>
    </style:style>
    <style:style style:name="ce19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0" style:family="table-cell" style:parent-style-name="Default">
      <style:table-cell-properties fo:border-bottom="none" fo:border-left="none" fo:border-right="0.74pt solid #000000" fo:border-top="0.74pt solid #000000"/>
    </style:style>
    <style:style style:name="ce21" style:family="table-cell" style:parent-style-name="Default">
      <style:table-cell-properties fo:border-bottom="none" fo:border-left="none" fo:border-right="0.74pt solid #000000" fo:border-top="none"/>
    </style:style>
    <style:style style:name="ce22" style:family="table-cell" style:parent-style-name="Default" style:data-style-name="N81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s 0.001" table:style-name="ta1">
        <table:table-column table:style-name="co1" table:number-columns-repeated="20" table:default-cell-style-name="Default"/>
        <table:table-row table:style-name="ro1">
          <table:table-cell table:style-name="ce2" office:value-type="string" calcext:value-type="string">
            <text:p>kp</text:p>
          </table:table-cell>
          <table:table-cell table:style-name="ce8" office:value-type="float" office:value="2" calcext:value-type="float" table:number-columns-spanned="19" table:number-rows-spanned="1">
            <text:p>2</text:p>
          </table:table-cell>
          <table:covered-table-cell table:number-columns-repeated="17" table:style-name="ce14"/>
          <table:covered-table-cell table:style-name="ce19"/>
        </table:table-row>
        <table:table-row table:style-name="ro1">
          <table:table-cell table:style-name="ce3" office:value-type="string" calcext:value-type="string" table:number-columns-spanned="1" table:number-rows-spanned="2">
            <text:p>PID Ts</text:p>
          </table:table-cell>
          <table:table-cell table:style-name="ce9" office:value-type="string" calcext:value-type="string" table:number-columns-spanned="19" table:number-rows-spanned="1">
            <text:p>ki</text:p>
          </table:table-cell>
          <table:covered-table-cell table:number-columns-repeated="18" table:style-name="ce15"/>
        </table:table-row>
        <table:table-row table:style-name="ro2">
          <table:covered-table-cell table:style-name="ce4"/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0.15" calcext:value-type="float">
            <text:p>0.1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0.35" calcext:value-type="float">
            <text:p>0.35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0.45" calcext:value-type="float">
            <text:p>0.45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55" calcext:value-type="float">
            <text:p>0.55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.65" calcext:value-type="float">
            <text:p>0.65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.75" calcext:value-type="float">
            <text:p>0.7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85" calcext:value-type="float">
            <text:p>0.85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0.95" calcext:value-type="float">
            <text:p>0.95</text:p>
          </table:table-cell>
        </table:table-row>
        <table:table-row table:style-name="ro2">
          <table:table-cell table:style-name="ce5" office:value-type="float" office:value="0.001" calcext:value-type="float">
            <text:p>0.001</text:p>
          </table:table-cell>
          <table:table-cell table:style-name="ce11" office:value-type="float" office:value="4.18057123852491" calcext:value-type="float">
            <text:p>4.18057123852491</text:p>
          </table:table-cell>
          <table:table-cell table:style-name="ce16" office:value-type="float" office:value="2.53551188625625" calcext:value-type="float">
            <text:p>2.53551188625625</text:p>
          </table:table-cell>
          <table:table-cell table:style-name="ce16" office:value-type="float" office:value="1.99894525237275" calcext:value-type="float">
            <text:p>1.99894525237275</text:p>
          </table:table-cell>
          <table:table-cell table:style-name="ce16" office:value-type="float" office:value="1.74121071626787" calcext:value-type="float">
            <text:p>1.74121071626787</text:p>
          </table:table-cell>
          <table:table-cell table:style-name="ce16" office:value-type="float" office:value="1.59573371546699" calcext:value-type="float">
            <text:p>1.59573371546699</text:p>
          </table:table-cell>
          <table:table-cell table:style-name="ce16" office:value-type="float" office:value="1.50705994309604" calcext:value-type="float">
            <text:p>1.50705994309604</text:p>
          </table:table-cell>
          <table:table-cell table:style-name="ce16" office:value-type="float" office:value="1.45149341792888" calcext:value-type="float">
            <text:p>1.45149341792888</text:p>
          </table:table-cell>
          <table:table-cell table:style-name="ce16" office:value-type="float" office:value="1.41725712298401" calcext:value-type="float">
            <text:p>1.41725712298401</text:p>
          </table:table-cell>
          <table:table-cell table:style-name="ce16" office:value-type="float" office:value="1.3978815448396" calcext:value-type="float">
            <text:p>1.3978815448396</text:p>
          </table:table-cell>
          <table:table-cell table:style-name="ce16" office:value-type="float" office:value="1.38956193940707" calcext:value-type="float">
            <text:p>1.38956193940707</text:p>
          </table:table-cell>
          <table:table-cell table:style-name="ce16" office:value-type="float" office:value="1.3899591336876" calcext:value-type="float">
            <text:p>1.3899591336876</text:p>
          </table:table-cell>
          <table:table-cell table:style-name="ce16" office:value-type="float" office:value="1.39760231275458" calcext:value-type="float">
            <text:p>1.39760231275458</text:p>
          </table:table-cell>
          <table:table-cell table:style-name="ce16" office:value-type="float" office:value="1.41157022965396" calcext:value-type="float">
            <text:p>1.41157022965396</text:p>
          </table:table-cell>
          <table:table-cell table:style-name="ce16" office:value-type="float" office:value="1.43131223883759" calcext:value-type="float">
            <text:p>1.43131223883759</text:p>
          </table:table-cell>
          <table:table-cell table:style-name="ce16" office:value-type="float" office:value="1.45654487611766" calcext:value-type="float">
            <text:p>1.45654487611766</text:p>
          </table:table-cell>
          <table:table-cell table:style-name="ce16" office:value-type="float" office:value="1.48719188144231" calcext:value-type="float">
            <text:p>1.48719188144231</text:p>
          </table:table-cell>
          <table:table-cell table:style-name="ce16" office:value-type="float" office:value="1.5233511594153" calcext:value-type="float">
            <text:p>1.5233511594153</text:p>
          </table:table-cell>
          <table:table-cell table:style-name="ce16" office:value-type="float" office:value="1.56528006180749" calcext:value-type="float">
            <text:p>1.56528006180749</text:p>
          </table:table-cell>
          <table:table-cell table:style-name="ce20" office:value-type="float" office:value="1.61339429813904" calcext:value-type="float">
            <text:p>1.61339429813904</text:p>
          </table:table-cell>
        </table:table-row>
        <table:table-row table:style-name="ro2">
          <table:table-cell table:style-name="ce6" office:value-type="float" office:value="0.01" calcext:value-type="float">
            <text:p>0.01</text:p>
          </table:table-cell>
          <table:table-cell table:style-name="ce12" office:value-type="float" office:value="4.17974186586463" calcext:value-type="float">
            <text:p>4.17974186586463</text:p>
          </table:table-cell>
          <table:table-cell office:value-type="float" office:value="2.53485236643466" calcext:value-type="float">
            <text:p>2.53485236643466</text:p>
          </table:table-cell>
          <table:table-cell office:value-type="float" office:value="1.99847595867938" calcext:value-type="float">
            <text:p>1.99847595867938</text:p>
          </table:table-cell>
          <table:table-cell office:value-type="float" office:value="1.74095111165434" calcext:value-type="float">
            <text:p>1.74095111165434</text:p>
          </table:table-cell>
          <table:table-cell office:value-type="float" office:value="1.5957057074577" calcext:value-type="float">
            <text:p>1.5957057074577</text:p>
          </table:table-cell>
          <table:table-cell office:value-type="float" office:value="1.50728829050194" calcext:value-type="float">
            <text:p>1.50728829050194</text:p>
          </table:table-cell>
          <table:table-cell office:value-type="float" office:value="1.45200618837517" calcext:value-type="float">
            <text:p>1.45200618837517</text:p>
          </table:table-cell>
          <table:table-cell office:value-type="float" office:value="1.41808623691376" calcext:value-type="float">
            <text:p>1.41808623691376</text:p>
          </table:table-cell>
          <table:table-cell office:value-type="float" office:value="1.39906344573605" calcext:value-type="float">
            <text:p>1.39906344573605</text:p>
          </table:table-cell>
          <table:table-cell office:value-type="float" office:value="1.39113837254196" calcext:value-type="float">
            <text:p>1.39113837254196</text:p>
          </table:table-cell>
          <table:table-cell office:value-type="float" office:value="1.39197814949221" calcext:value-type="float">
            <text:p>1.39197814949221</text:p>
          </table:table-cell>
          <table:table-cell office:value-type="float" office:value="1.40011945472716" calcext:value-type="float">
            <text:p>1.40011945472716</text:p>
          </table:table-cell>
          <table:table-cell office:value-type="float" office:value="1.41464999935809" calcext:value-type="float">
            <text:p>1.41464999935809</text:p>
          </table:table-cell>
          <table:table-cell office:value-type="float" office:value="1.43502994826197" calcext:value-type="float">
            <text:p>1.43502994826197</text:p>
          </table:table-cell>
          <table:table-cell office:value-type="float" office:value="1.46098890800857" calcext:value-type="float">
            <text:p>1.46098890800857</text:p>
          </table:table-cell>
          <table:table-cell office:value-type="float" office:value="1.49246661567942" calcext:value-type="float">
            <text:p>1.49246661567942</text:p>
          </table:table-cell>
          <table:table-cell office:value-type="float" office:value="1.52958066502824" calcext:value-type="float">
            <text:p>1.52958066502824</text:p>
          </table:table-cell>
          <table:table-cell office:value-type="float" office:value="1.57261285648235" calcext:value-type="float">
            <text:p>1.57261285648235</text:p>
          </table:table-cell>
          <table:table-cell table:style-name="ce21" office:value-type="float" office:value="1.6220094100338" calcext:value-type="float">
            <text:p>1.6220094100338</text:p>
          </table:table-cell>
        </table:table-row>
        <table:table-row table:style-name="ro2">
          <table:table-cell table:style-name="ce6" office:value-type="float" office:value="0.1" calcext:value-type="float">
            <text:p>0.1</text:p>
          </table:table-cell>
          <table:table-cell table:style-name="ce12" office:value-type="float" office:value="4.17241035143208" calcext:value-type="float">
            <text:p>4.17241035143208</text:p>
          </table:table-cell>
          <table:table-cell office:value-type="float" office:value="2.5292543133011" calcext:value-type="float">
            <text:p>2.5292543133011</text:p>
          </table:table-cell>
          <table:table-cell office:value-type="float" office:value="1.9948252413263" calcext:value-type="float">
            <text:p>1.9948252413263</text:p>
          </table:table-cell>
          <table:table-cell office:value-type="float" office:value="1.73945458293572" calcext:value-type="float">
            <text:p>1.73945458293572</text:p>
          </table:table-cell>
          <table:table-cell office:value-type="float" office:value="1.59659737594538" calcext:value-type="float">
            <text:p>1.59659737594538</text:p>
          </table:table-cell>
          <table:table-cell office:value-type="float" office:value="1.51083400220863" calcext:value-type="float">
            <text:p>1.51083400220863</text:p>
          </table:table-cell>
          <table:table-cell office:value-type="float" office:value="1.45850888420719" calcext:value-type="float">
            <text:p>1.45850888420719</text:p>
          </table:table-cell>
          <table:table-cell office:value-type="float" office:value="1.42789245129806" calcext:value-type="float">
            <text:p>1.42789245129806</text:p>
          </table:table-cell>
          <table:table-cell office:value-type="float" office:value="1.41257132257842" calcext:value-type="float">
            <text:p>1.41257132257842</text:p>
          </table:table-cell>
          <table:table-cell office:value-type="float" office:value="1.40880722997725" calcext:value-type="float">
            <text:p>1.40880722997725</text:p>
          </table:table-cell>
          <table:table-cell office:value-type="float" office:value="1.41434030296622" calcext:value-type="float">
            <text:p>1.41434030296622</text:p>
          </table:table-cell>
          <table:table-cell office:value-type="float" office:value="1.42779502925458" calcext:value-type="float">
            <text:p>1.42779502925458</text:p>
          </table:table-cell>
          <table:table-cell office:value-type="float" office:value="1.44836525234069" calcext:value-type="float">
            <text:p>1.44836525234069</text:p>
          </table:table-cell>
          <table:table-cell office:value-type="float" office:value="1.47564032211901" calcext:value-type="float">
            <text:p>1.47564032211901</text:p>
          </table:table-cell>
          <table:table-cell office:value-type="float" office:value="1.50950854753358" calcext:value-type="float">
            <text:p>1.50950854753358</text:p>
          </table:table-cell>
          <table:table-cell office:value-type="float" office:value="1.55010585898672" calcext:value-type="float">
            <text:p>1.55010585898672</text:p>
          </table:table-cell>
          <table:table-cell office:value-type="float" office:value="1.59779493045276" calcext:value-type="float">
            <text:p>1.59779493045276</text:p>
          </table:table-cell>
          <table:table-cell office:value-type="float" office:value="1.65316662966903" calcext:value-type="float">
            <text:p>1.65316662966903</text:p>
          </table:table-cell>
          <table:table-cell table:style-name="ce21" office:value-type="float" office:value="1.71706100567124" calcext:value-type="float">
            <text:p>1.71706100567124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2" office:value-type="float" office:value="4.22050316427824" calcext:value-type="float">
            <text:p>4.22050316427824</text:p>
          </table:table-cell>
          <table:table-cell office:value-type="float" office:value="2.59464140109479" calcext:value-type="float">
            <text:p>2.59464140109479</text:p>
          </table:table-cell>
          <table:table-cell office:value-type="float" office:value="2.08063344340417" calcext:value-type="float">
            <text:p>2.08063344340417</text:p>
          </table:table-cell>
          <table:table-cell office:value-type="float" office:value="1.84901444486619" calcext:value-type="float">
            <text:p>1.84901444486619</text:p>
          </table:table-cell>
          <table:table-cell office:value-type="float" office:value="1.73385415974637" calcext:value-type="float">
            <text:p>1.73385415974637</text:p>
          </table:table-cell>
          <table:table-cell office:value-type="float" office:value="1.68049999925938" calcext:value-type="float">
            <text:p>1.68049999925938</text:p>
          </table:table-cell>
          <table:table-cell office:value-type="float" office:value="1.66626319757604" calcext:value-type="float">
            <text:p>1.66626319757604</text:p>
          </table:table-cell>
          <table:table-cell office:value-type="float" office:value="1.68064661720972" calcext:value-type="float">
            <text:p>1.68064661720972</text:p>
          </table:table-cell>
          <table:table-cell office:value-type="float" office:value="1.71883043479278" calcext:value-type="float">
            <text:p>1.71883043479278</text:p>
          </table:table-cell>
          <table:table-cell office:value-type="float" office:value="1.77916812697194" calcext:value-type="float">
            <text:p>1.77916812697194</text:p>
          </table:table-cell>
          <table:table-cell office:value-type="float" office:value="1.86219231032359" calcext:value-type="float">
            <text:p>1.86219231032359</text:p>
          </table:table-cell>
          <table:table-cell office:value-type="float" office:value="1.97033253086513" calcext:value-type="float">
            <text:p>1.97033253086513</text:p>
          </table:table-cell>
          <table:table-cell office:value-type="float" office:value="2.10808759475968" calcext:value-type="float">
            <text:p>2.10808759475968</text:p>
          </table:table-cell>
          <table:table-cell office:value-type="float" office:value="2.28264695580845" calcext:value-type="float">
            <text:p>2.28264695580845</text:p>
          </table:table-cell>
          <table:table-cell office:value-type="float" office:value="2.50515263016418" calcext:value-type="float">
            <text:p>2.50515263016418</text:p>
          </table:table-cell>
          <table:table-cell office:value-type="float" office:value="2.79308087447433" calcext:value-type="float">
            <text:p>2.79308087447433</text:p>
          </table:table-cell>
          <table:table-cell office:value-type="float" office:value="3.17486985353616" calcext:value-type="float">
            <text:p>3.17486985353616</text:p>
          </table:table-cell>
          <table:table-cell office:value-type="float" office:value="3.69958353222101" calcext:value-type="float">
            <text:p>3.69958353222101</text:p>
          </table:table-cell>
          <table:table-cell table:style-name="ce21" office:value-type="float" office:value="4.45918178900328" calcext:value-type="float">
            <text:p>4.45918178900328</text:p>
          </table:table-cell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table:style-name="ce13" office:value-type="float" office:value="87311786996.2035" calcext:value-type="float">
            <text:p>87311786996.2035</text:p>
          </table:table-cell>
          <table:table-cell table:style-name="ce17" office:value-type="float" office:value="909987980.335618" calcext:value-type="float">
            <text:p>909987980.335618</text:p>
          </table:table-cell>
          <table:table-cell table:style-name="ce17" office:value-type="float" office:value="1610250.96224277" calcext:value-type="float">
            <text:p>1610250.96224277</text:p>
          </table:table-cell>
          <table:table-cell table:style-name="ce17" office:value-type="float" office:value="102.361566310219" calcext:value-type="float">
            <text:p>102.361566310219</text:p>
          </table:table-cell>
          <table:table-cell table:style-name="ce17" office:value-type="float" office:value="10.4254629998767" calcext:value-type="float">
            <text:p>10.4254629998767</text:p>
          </table:table-cell>
          <table:table-cell table:style-name="ce17" office:value-type="float" office:value="95.0797237029833" calcext:value-type="float">
            <text:p>95.0797237029833</text:p>
          </table:table-cell>
          <table:table-cell table:style-name="ce17" office:value-type="float" office:value="43158.9968719853" calcext:value-type="float">
            <text:p>43158.9968719853</text:p>
          </table:table-cell>
          <table:table-cell table:style-name="ce17" office:value-type="float" office:value="6050043.75248124" calcext:value-type="float">
            <text:p>6050043.75248124</text:p>
          </table:table-cell>
          <table:table-cell table:style-name="ce17" office:value-type="float" office:value="650157314.160662" calcext:value-type="float">
            <text:p>650157314.160662</text:p>
          </table:table-cell>
          <table:table-cell table:style-name="ce17" office:value-type="float" office:value="24885672902.92" calcext:value-type="float">
            <text:p>24885672902.92</text:p>
          </table:table-cell>
          <table:table-cell table:style-name="ce17" office:value-type="float" office:value="401585653985.778" calcext:value-type="float">
            <text:p>401585653985.778</text:p>
          </table:table-cell>
          <table:table-cell table:style-name="ce17" office:value-type="float" office:value="3640373165641.77" calcext:value-type="float">
            <text:p>3640373165641.77</text:p>
          </table:table-cell>
          <table:table-cell table:style-name="ce17" office:value-type="float" office:value="23959393006787.1" calcext:value-type="float">
            <text:p>23959393006787.1</text:p>
          </table:table-cell>
          <table:table-cell table:style-name="ce17" office:value-type="float" office:value="154336939795914" calcext:value-type="float">
            <text:p>154336939795914</text:p>
          </table:table-cell>
          <table:table-cell table:style-name="ce18" office:value-type="float" office:value="1128541122801940" calcext:value-type="float">
            <text:p>1.13E+15</text:p>
          </table:table-cell>
          <table:table-cell table:style-name="ce18" office:value-type="float" office:value="8214839259865770" calcext:value-type="float">
            <text:p>8.21E+15</text:p>
          </table:table-cell>
          <table:table-cell table:style-name="ce18" office:value-type="float" office:value="5.23972238459294E+016" calcext:value-type="float">
            <text:p>5.24E+16</text:p>
          </table:table-cell>
          <table:table-cell table:style-name="ce18" office:value-type="float" office:value="2.84332755391874E+017" calcext:value-type="float">
            <text:p>2.84E+17</text:p>
          </table:table-cell>
          <table:table-cell table:style-name="ce22" office:value-type="float" office:value="1.32816670821232E+018" calcext:value-type="float">
            <text:p>1.33E+18</text:p>
          </table:table-cell>
        </table:table-row>
        <table:table-row table:style-name="ro3" table:number-rows-repeated="7">
          <table:table-cell table:number-columns-repeated="20"/>
        </table:table-row>
        <table:table-row table:style-name="ro1">
          <table:table-cell table:style-name="ce2" office:value-type="string" calcext:value-type="string">
            <text:p>kp</text:p>
          </table:table-cell>
          <table:table-cell table:style-name="ce8" office:value-type="float" office:value="1" calcext:value-type="float" table:number-columns-spanned="19" table:number-rows-spanned="1">
            <text:p>1</text:p>
          </table:table-cell>
          <table:covered-table-cell table:number-columns-repeated="17" table:style-name="ce14"/>
          <table:covered-table-cell table:style-name="ce19"/>
        </table:table-row>
        <table:table-row table:style-name="ro1">
          <table:table-cell table:style-name="ce3" office:value-type="string" calcext:value-type="string" table:number-columns-spanned="1" table:number-rows-spanned="2">
            <text:p>PID Ts</text:p>
          </table:table-cell>
          <table:table-cell table:style-name="ce9" office:value-type="string" calcext:value-type="string" table:number-columns-spanned="19" table:number-rows-spanned="1">
            <text:p>ki</text:p>
          </table:table-cell>
          <table:covered-table-cell table:number-columns-repeated="18" table:style-name="ce15"/>
        </table:table-row>
        <table:table-row table:style-name="ro2">
          <table:covered-table-cell table:style-name="ce4"/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0.15" calcext:value-type="float">
            <text:p>0.1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0.35" calcext:value-type="float">
            <text:p>0.35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0.45" calcext:value-type="float">
            <text:p>0.45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55" calcext:value-type="float">
            <text:p>0.55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.65" calcext:value-type="float">
            <text:p>0.65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.75" calcext:value-type="float">
            <text:p>0.7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85" calcext:value-type="float">
            <text:p>0.85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0.95" calcext:value-type="float">
            <text:p>0.95</text:p>
          </table:table-cell>
        </table:table-row>
        <table:table-row table:style-name="ro2">
          <table:table-cell table:style-name="ce5" office:value-type="float" office:value="0.001" calcext:value-type="float">
            <text:p>0.001</text:p>
          </table:table-cell>
          <table:table-cell office:value-type="float" office:value="5.93558332857272" calcext:value-type="float">
            <text:p>5.93558332857272</text:p>
          </table:table-cell>
          <table:table-cell office:value-type="float" office:value="3.46216167516437" calcext:value-type="float">
            <text:p>3.46216167516437</text:p>
          </table:table-cell>
          <table:table-cell office:value-type="float" office:value="2.65714208475366" calcext:value-type="float">
            <text:p>2.65714208475366</text:p>
          </table:table-cell>
          <table:table-cell office:value-type="float" office:value="2.27087973915676" calcext:value-type="float">
            <text:p>2.27087973915676</text:p>
          </table:table-cell>
          <table:table-cell office:value-type="float" office:value="2.05361505171988" calcext:value-type="float">
            <text:p>2.05361505171988</text:p>
          </table:table-cell>
          <table:table-cell office:value-type="float" office:value="1.92229342100619" calcext:value-type="float">
            <text:p>1.92229342100619</text:p>
          </table:table-cell>
          <table:table-cell office:value-type="float" office:value="1.84152560437847" calcext:value-type="float">
            <text:p>1.84152560437847</text:p>
          </table:table-cell>
          <table:table-cell office:value-type="float" office:value="1.79383580166106" calcext:value-type="float">
            <text:p>1.79383580166106</text:p>
          </table:table-cell>
          <table:table-cell office:value-type="float" office:value="1.76975379168356" calcext:value-type="float">
            <text:p>1.76975379168356</text:p>
          </table:table-cell>
          <table:table-cell office:value-type="float" office:value="1.763863038436" calcext:value-type="float">
            <text:p>1.763863038436</text:p>
          </table:table-cell>
          <table:table-cell office:value-type="float" office:value="1.77301822521042" calcext:value-type="float">
            <text:p>1.77301822521042</text:p>
          </table:table-cell>
          <table:table-cell office:value-type="float" office:value="1.79547130774755" calcext:value-type="float">
            <text:p>1.79547130774755</text:p>
          </table:table-cell>
          <table:table-cell office:value-type="float" office:value="1.83042311951143" calcext:value-type="float">
            <text:p>1.83042311951143</text:p>
          </table:table-cell>
          <table:table-cell office:value-type="float" office:value="1.87779618629079" calcext:value-type="float">
            <text:p>1.87779618629079</text:p>
          </table:table-cell>
          <table:table-cell office:value-type="float" office:value="1.9381372658896" calcext:value-type="float">
            <text:p>1.9381372658896</text:p>
          </table:table-cell>
          <table:table-cell office:value-type="float" office:value="2.0126097602433" calcext:value-type="float">
            <text:p>2.0126097602433</text:p>
          </table:table-cell>
          <table:table-cell office:value-type="float" office:value="2.10306409928519" calcext:value-type="float">
            <text:p>2.10306409928519</text:p>
          </table:table-cell>
          <table:table-cell office:value-type="float" office:value="2.21219347686578" calcext:value-type="float">
            <text:p>2.21219347686578</text:p>
          </table:table-cell>
          <table:table-cell office:value-type="float" office:value="2.34380355401407" calcext:value-type="float">
            <text:p>2.34380355401407</text:p>
          </table:table-cell>
        </table:table-row>
        <table:table-row table:style-name="ro2">
          <table:table-cell table:style-name="ce6" office:value-type="float" office:value="0.01" calcext:value-type="float">
            <text:p>0.01</text:p>
          </table:table-cell>
          <table:table-cell office:value-type="float" office:value="5.93383504857376" calcext:value-type="float">
            <text:p>5.93383504857376</text:p>
          </table:table-cell>
          <table:table-cell office:value-type="float" office:value="3.46062893945548" calcext:value-type="float">
            <text:p>3.46062893945548</text:p>
          </table:table-cell>
          <table:table-cell office:value-type="float" office:value="2.6558550784868" calcext:value-type="float">
            <text:p>2.6558550784868</text:p>
          </table:table-cell>
          <table:table-cell office:value-type="float" office:value="2.2698733692663" calcext:value-type="float">
            <text:p>2.2698733692663</text:p>
          </table:table-cell>
          <table:table-cell office:value-type="float" office:value="2.05293022653696" calcext:value-type="float">
            <text:p>2.05293022653696</text:p>
          </table:table-cell>
          <table:table-cell office:value-type="float" office:value="1.92197841193298" calcext:value-type="float">
            <text:p>1.92197841193298</text:p>
          </table:table-cell>
          <table:table-cell office:value-type="float" office:value="1.84163761796326" calcext:value-type="float">
            <text:p>1.84163761796326</text:p>
          </table:table-cell>
          <table:table-cell office:value-type="float" office:value="1.79444312014682" calcext:value-type="float">
            <text:p>1.79444312014682</text:p>
          </table:table-cell>
          <table:table-cell office:value-type="float" office:value="1.77093845138674" calcext:value-type="float">
            <text:p>1.77093845138674</text:p>
          </table:table-cell>
          <table:table-cell office:value-type="float" office:value="1.76572434824107" calcext:value-type="float">
            <text:p>1.76572434824107</text:p>
          </table:table-cell>
          <table:table-cell office:value-type="float" office:value="1.77567737203678" calcext:value-type="float">
            <text:p>1.77567737203678</text:p>
          </table:table-cell>
          <table:table-cell office:value-type="float" office:value="1.79907752876445" calcext:value-type="float">
            <text:p>1.79907752876445</text:p>
          </table:table-cell>
          <table:table-cell office:value-type="float" office:value="1.83516205676867" calcext:value-type="float">
            <text:p>1.83516205676867</text:p>
          </table:table-cell>
          <table:table-cell office:value-type="float" office:value="1.88390127187279" calcext:value-type="float">
            <text:p>1.88390127187279</text:p>
          </table:table-cell>
          <table:table-cell office:value-type="float" office:value="1.94590571532066" calcext:value-type="float">
            <text:p>1.94590571532066</text:p>
          </table:table-cell>
          <table:table-cell office:value-type="float" office:value="2.02242527720758" calcext:value-type="float">
            <text:p>2.02242527720758</text:p>
          </table:table-cell>
          <table:table-cell office:value-type="float" office:value="2.11542987049278" calcext:value-type="float">
            <text:p>2.11542987049278</text:p>
          </table:table-cell>
          <table:table-cell office:value-type="float" office:value="2.22778141969581" calcext:value-type="float">
            <text:p>2.22778141969581</text:p>
          </table:table-cell>
          <table:table-cell office:value-type="float" office:value="2.36352950746978" calcext:value-type="float">
            <text:p>2.36352950746978</text:p>
          </table:table-cell>
        </table:table-row>
        <table:table-row table:style-name="ro2">
          <table:table-cell table:style-name="ce6" office:value-type="float" office:value="0.1" calcext:value-type="float">
            <text:p>0.1</text:p>
          </table:table-cell>
          <table:table-cell office:value-type="float" office:value="5.91648768547213" calcext:value-type="float">
            <text:p>5.91648768547213</text:p>
          </table:table-cell>
          <table:table-cell office:value-type="float" office:value="3.44546006883389" calcext:value-type="float">
            <text:p>3.44546006883389</text:p>
          </table:table-cell>
          <table:table-cell office:value-type="float" office:value="2.64318111091611" calcext:value-type="float">
            <text:p>2.64318111091611</text:p>
          </table:table-cell>
          <table:table-cell office:value-type="float" office:value="2.26006196197246" calcext:value-type="float">
            <text:p>2.26006196197246</text:p>
          </table:table-cell>
          <table:table-cell office:value-type="float" office:value="2.04641542608298" calcext:value-type="float">
            <text:p>2.04641542608298</text:p>
          </table:table-cell>
          <table:table-cell office:value-type="float" office:value="1.91927541752023" calcext:value-type="float">
            <text:p>1.91927541752023</text:p>
          </table:table-cell>
          <table:table-cell office:value-type="float" office:value="1.84336194555341" calcext:value-type="float">
            <text:p>1.84336194555341</text:p>
          </table:table-cell>
          <table:table-cell office:value-type="float" office:value="1.80133521295995" calcext:value-type="float">
            <text:p>1.80133521295995</text:p>
          </table:table-cell>
          <table:table-cell office:value-type="float" office:value="1.7838958079654" calcext:value-type="float">
            <text:p>1.7838958079654</text:p>
          </table:table-cell>
          <table:table-cell office:value-type="float" office:value="1.78584397009878" calcext:value-type="float">
            <text:p>1.78584397009878</text:p>
          </table:table-cell>
          <table:table-cell office:value-type="float" office:value="1.80431233525331" calcext:value-type="float">
            <text:p>1.80431233525331</text:p>
          </table:table-cell>
          <table:table-cell office:value-type="float" office:value="1.83791390828251" calcext:value-type="float">
            <text:p>1.83791390828251</text:p>
          </table:table-cell>
          <table:table-cell office:value-type="float" office:value="1.88632468015446" calcext:value-type="float">
            <text:p>1.88632468015446</text:p>
          </table:table-cell>
          <table:table-cell office:value-type="float" office:value="1.95010193338657" calcext:value-type="float">
            <text:p>1.95010193338657</text:p>
          </table:table-cell>
          <table:table-cell office:value-type="float" office:value="2.03065501567344" calcext:value-type="float">
            <text:p>2.03065501567344</text:p>
          </table:table-cell>
          <table:table-cell office:value-type="float" office:value="2.1303420508227" calcext:value-type="float">
            <text:p>2.1303420508227</text:p>
          </table:table-cell>
          <table:table-cell office:value-type="float" office:value="2.2527047204287" calcext:value-type="float">
            <text:p>2.2527047204287</text:p>
          </table:table-cell>
          <table:table-cell office:value-type="float" office:value="2.40289103077946" calcext:value-type="float">
            <text:p>2.40289103077946</text:p>
          </table:table-cell>
          <table:table-cell office:value-type="float" office:value="2.58837607081377" calcext:value-type="float">
            <text:p>2.58837607081377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office:value-type="float" office:value="5.7564607864073" calcext:value-type="float">
            <text:p>5.7564607864073</text:p>
          </table:table-cell>
          <table:table-cell office:value-type="float" office:value="3.30861219132306" calcext:value-type="float">
            <text:p>3.30861219132306</text:p>
          </table:table-cell>
          <table:table-cell office:value-type="float" office:value="2.53422712304343" calcext:value-type="float">
            <text:p>2.53422712304343</text:p>
          </table:table-cell>
          <table:table-cell office:value-type="float" office:value="2.18484002221798" calcext:value-type="float">
            <text:p>2.18484002221798</text:p>
          </table:table-cell>
          <table:table-cell office:value-type="float" office:value="2.01228594391002" calcext:value-type="float">
            <text:p>2.01228594391002</text:p>
          </table:table-cell>
          <table:table-cell office:value-type="float" office:value="1.93565050042104" calcext:value-type="float">
            <text:p>1.93565050042104</text:p>
          </table:table-cell>
          <table:table-cell office:value-type="float" office:value="1.92247315654821" calcext:value-type="float">
            <text:p>1.92247315654821</text:p>
          </table:table-cell>
          <table:table-cell office:value-type="float" office:value="1.95938011033135" calcext:value-type="float">
            <text:p>1.95938011033135</text:p>
          </table:table-cell>
          <table:table-cell office:value-type="float" office:value="2.04280514025627" calcext:value-type="float">
            <text:p>2.04280514025627</text:p>
          </table:table-cell>
          <table:table-cell office:value-type="float" office:value="2.17611000618527" calcext:value-type="float">
            <text:p>2.17611000618527</text:p>
          </table:table-cell>
          <table:table-cell office:value-type="float" office:value="2.36973311791457" calcext:value-type="float">
            <text:p>2.36973311791457</text:p>
          </table:table-cell>
          <table:table-cell office:value-type="float" office:value="2.64401375043747" calcext:value-type="float">
            <text:p>2.64401375043747</text:p>
          </table:table-cell>
          <table:table-cell office:value-type="float" office:value="3.03644406393592" calcext:value-type="float">
            <text:p>3.03644406393592</text:p>
          </table:table-cell>
          <table:table-cell office:value-type="float" office:value="3.61923043893741" calcext:value-type="float">
            <text:p>3.61923043893741</text:p>
          </table:table-cell>
          <table:table-cell office:value-type="float" office:value="4.5468450449514" calcext:value-type="float">
            <text:p>4.5468450449514</text:p>
          </table:table-cell>
          <table:table-cell office:value-type="float" office:value="6.21430773840477" calcext:value-type="float">
            <text:p>6.21430773840477</text:p>
          </table:table-cell>
          <table:table-cell office:value-type="float" office:value="10.0136783858271" calcext:value-type="float">
            <text:p>10.0136783858271</text:p>
          </table:table-cell>
          <table:table-cell office:value-type="float" office:value="25.8737126010226" calcext:value-type="float">
            <text:p>25.8737126010226</text:p>
          </table:table-cell>
          <table:table-cell office:value-type="float" office:value="326.108796935363" calcext:value-type="float">
            <text:p>326.108796935363</text:p>
          </table:table-cell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office:value-type="float" office:value="4.73479299527649" calcext:value-type="float">
            <text:p>4.73479299527649</text:p>
          </table:table-cell>
          <table:table-cell office:value-type="float" office:value="2.0630594747903" calcext:value-type="float">
            <text:p>2.0630594747903</text:p>
          </table:table-cell>
          <table:table-cell office:value-type="float" office:value="4.80855283582643" calcext:value-type="float">
            <text:p>4.80855283582643</text:p>
          </table:table-cell>
          <table:table-cell office:value-type="float" office:value="81.6997112840912" calcext:value-type="float">
            <text:p>81.6997112840912</text:p>
          </table:table-cell>
          <table:table-cell office:value-type="float" office:value="41191.1323466427" calcext:value-type="float">
            <text:p>41191.1323466427</text:p>
          </table:table-cell>
          <table:table-cell office:value-type="float" office:value="8976904.85542243" calcext:value-type="float">
            <text:p>8976904.85542243</text:p>
          </table:table-cell>
          <table:table-cell office:value-type="float" office:value="671655787.264519" calcext:value-type="float">
            <text:p>671655787.264519</text:p>
          </table:table-cell>
          <table:table-cell office:value-type="float" office:value="23862063914.6291" calcext:value-type="float">
            <text:p>23862063914.6291</text:p>
          </table:table-cell>
          <table:table-cell office:value-type="float" office:value="497935983663.786" calcext:value-type="float">
            <text:p>497935983663.786</text:p>
          </table:table-cell>
          <table:table-cell office:value-type="float" office:value="6990608103696.21" calcext:value-type="float">
            <text:p>6990608103696.21</text:p>
          </table:table-cell>
          <table:table-cell office:value-type="float" office:value="72283135050405.3" calcext:value-type="float">
            <text:p>72283135050405.3</text:p>
          </table:table-cell>
          <table:table-cell office:value-type="float" office:value="586264537339599" calcext:value-type="float">
            <text:p>586264537339599</text:p>
          </table:table-cell>
          <table:table-cell table:style-name="ce38" office:value-type="float" office:value="3903330104187060" calcext:value-type="float">
            <text:p>3.90E+15</text:p>
          </table:table-cell>
          <table:table-cell table:style-name="ce38" office:value-type="float" office:value="2.20681396995806E+016" calcext:value-type="float">
            <text:p>2.21E+16</text:p>
          </table:table-cell>
          <table:table-cell table:style-name="ce38" office:value-type="float" office:value="1.08723049652125E+017" calcext:value-type="float">
            <text:p>1.09E+17</text:p>
          </table:table-cell>
          <table:table-cell table:style-name="ce38" office:value-type="float" office:value="4.76293986303282E+017" calcext:value-type="float">
            <text:p>4.76E+17</text:p>
          </table:table-cell>
          <table:table-cell table:style-name="ce38" office:value-type="float" office:value="1.88540856785377E+018" calcext:value-type="float">
            <text:p>1.89E+18</text:p>
          </table:table-cell>
          <table:table-cell table:style-name="ce38" office:value-type="float" office:value="6.83209993005951E+018" calcext:value-type="float">
            <text:p>6.83E+18</text:p>
          </table:table-cell>
          <table:table-cell table:style-name="ce38" office:value-type="float" office:value="2.29058222187698E+019" calcext:value-type="float">
            <text:p>2.29E+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8T12:42:22.719725943</meta:creation-date>
    <meta:generator>LibreOffice/7.3.7.2$Linux_X86_64 LibreOffice_project/30$Build-2</meta:generator>
    <dc:date>2024-01-02T15:16:32.624210759</dc:date>
    <meta:editing-duration>PT41M22S</meta:editing-duration>
    <meta:editing-cycles>7</meta:editing-cycles>
    <meta:document-statistic meta:table-count="1" meta:cell-count="246" meta:object-count="0"/>
  </office:meta>
</office:document-meta>
</file>